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WebdavServerServlet.setLocatorFactory( DavLocatorFactory locat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WebdavServerServlet.setResourceFactory( DavResourceFactory resourc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WebdavServerServlet.getDavSession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WebdavServerServlet.setDavSessionProvider( DavSessionProvider davSess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WebdavServerServlet.getLocato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WebdavServerServlet.getResource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WebdavServerServle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RWebdavServerServlet.getPathPrefix( Servle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WebdavServerServlet.isPreconditionValid( WebdavRequest request , DavResource re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RWebdavServerServlet.getAuthenticat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